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3f5d"/>
    </style:style>
    <style:style style:name="T3" style:family="text">
      <style:text-properties fo:language="en" fo:country="US" officeooo:rsid="0003eefd"/>
    </style:style>
    <style:style style:name="T4" style:family="text">
      <style:text-properties fo:language="en" fo:country="US" officeooo:rsid="00043f1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escription of the Submarine Systems and Repairs</text:h>
      <text:p text:style-name="Text_20_body">The <text:span text:style-name="Strong_20_Emphasis">Abyssus</text:span> submarine is equipped with advanced yet somewhat user-friendly systems designed to ensure the crew's survival and the mission's success, even in the harshest deep-sea environments. Here’s a detailed breakdown of each critical system and its repair process:</text:p>
      <text:h text:style-name="Heading_20_4" text:outline-level="4">1. Electricity Generators</text:h>
      <text:list text:style-name="L1">
        <text:list-item>
          <text:p text:style-name="P2"><text:span text:style-name="Strong_20_Emphasis">Number of Generators:</text:span> Three</text:p>
        </text:list-item>
        <text:list-item>
          <text:p text:style-name="P2"><text:span text:style-name="Strong_20_Emphasis">Repair Method:</text:span> Each generator is equipped with a series of control panels with buttons. When a generator malfunctions, a sequence of buttons lights up indicating the repair process. Pressing the buttons in the correct order resets and repairs the generator.</text:p>
        </text:list-item>
        <text:list-item>
          <text:p text:style-name="P1"><text:span text:style-name="Strong_20_Emphasis">Details:</text:span> This system is designed for quick and intuitive repairs, allowing crew members to restore power rapidly without needing extensive technical knowledge.</text:p>
        </text:list-item>
      </text:list>
      <text:h text:style-name="Heading_20_4" text:outline-level="4">2. Steering Wheel</text:h>
      <text:list text:style-name="L2">
        <text:list-item>
          <text:p text:style-name="P4"><text:span text:style-name="Strong_20_Emphasis">Function:</text:span> Controls the submarine’s navigation.</text:p>
        </text:list-item>
        <text:list-item>
          <text:p text:style-name="P3"><text:span text:style-name="Strong_20_Emphasis">Repair Method:</text:span> Typically, the steering wheel is robust and does not require frequent repairs. <text:span text:style-name="T2">Sadly, because of the way the submarine works, the wheel can only be repaired from the outer side.</text:span></text:p>
        </text:list-item>
      </text:list>
      <text:h text:style-name="Heading_20_4" text:outline-level="4">3. Back Motor</text:h>
      <text:list text:style-name="L3">
        <text:list-item>
          <text:p text:style-name="P6"><text:span text:style-name="Strong_20_Emphasis">Function:</text:span> Provides propulsion for the submarine.</text:p>
        </text:list-item>
        <text:list-item>
          <text:p text:style-name="P6"><text:span text:style-name="Strong_20_Emphasis">Repair Method:</text:span> The back motor has a single, critical bolt that must be rotated to reset and repair the motor. This is designed for simplicity and speed, ensuring that propulsion can be quickly restored even under stressful conditions.</text:p>
        </text:list-item>
        <text:list-item>
          <text:p text:style-name="P5"><text:span text:style-name="Strong_20_Emphasis">Details:</text:span> The bolt is easily accessible through a hatch near the motor, allowing for swift action by any crew member.</text:p>
        </text:list-item>
      </text:list>
      <text:h text:style-name="Heading_20_4" text:outline-level="4">4. Oxygen Generator</text:h>
      <text:list text:style-name="L4">
        <text:list-item>
          <text:p text:style-name="P8"><text:span text:style-name="Strong_20_Emphasis">Function:</text:span> Produces breathable air for the crew.</text:p>
        </text:list-item>
        <text:list-item>
          <text:p text:style-name="P8"><text:span text:style-name="Strong_20_Emphasis">Repair Method:</text:span> The oxygen generator’s repair interface is a screen-based puzzle requiring the crew to connect visual representations of atoms. Completing this puzzle correctly realigns the molecular structure to restart the oxygen production.</text:p>
        </text:list-item>
        <text:list-item>
          <text:p text:style-name="P7"><text:span text:style-name="Strong_20_Emphasis">Details:</text:span> This gamified repair process is intended to keep the crew mentally engaged and provide a straightforward method to ensure continued air supply.</text:p>
        </text:list-item>
      </text:list>
      <text:h text:style-name="Heading_20_4" text:outline-level="4">5. Radar System</text:h>
      <text:list text:style-name="L5">
        <text:list-item>
          <text:p text:style-name="P10"><text:span text:style-name="Strong_20_Emphasis">Function:</text:span> Detects objects and obstacles, even through walls.</text:p>
        </text:list-item>
        <text:list-item>
          <text:p text:style-name="P10"><text:span text:style-name="Strong_20_Emphasis">Limitation:</text:span> The radar is extremely zoomed in, providing detailed information about the immediate surroundings but requiring constant adjustment to track larger areas.</text:p>
        </text:list-item>
        <text:list-item>
          <text:p text:style-name="P9"><text:span text:style-name="Strong_20_Emphasis">Details:</text:span> The radar can <text:span text:style-name="T4">not</text:span> zoom out.</text:p>
        </text:list-item>
      </text:list>
      <text:h text:style-name="Heading_20_4" text:outline-level="4">6. Food Shelf</text:h>
      <text:list text:style-name="L6">
        <text:list-item>
          <text:p text:style-name="P12"><text:span text:style-name="Strong_20_Emphasis">Contents:</text:span> Stocked with cans of food to sustain the crew.</text:p>
        </text:list-item>
        <text:list-item>
          <text:p text:style-name="P12"><text:soft-page-break/><text:span text:style-name="Strong_20_Emphasis">Repair Method:</text:span> No repair is needed for the food shelf. It is simply a storage unit with an organized array of canned goods, ensuring that the crew has access to nourishment throughout the mission.</text:p>
        </text:list-item>
        <text:list-item>
          <text:p text:style-name="P11"><text:span text:style-name="Strong_20_Emphasis">Details:</text:span> Each can <text:span text:style-name="T2">has all required elements for a human to survive for a long time without sunlight </text:span><text:span text:style-name="T3">and without not-oxygen-only air</text:span>.</text:p>
        </text:list-item>
      </text:list>
      <text:h text:style-name="Heading_20_4" text:outline-level="4">7. Cracks in the Submarine’s Walls</text:h>
      <text:list text:style-name="L7">
        <text:list-item>
          <text:p text:style-name="P14"><text:span text:style-name="Strong_20_Emphasis">Repair Method:</text:span> Cracks are repaired by placing a pre-cut rectangular material over the damaged area. These patches are made of a self-sealing, pressure-resistant compound that adheres instantly to the submarine’s hull.</text:p>
        </text:list-item>
        <text:list-item>
          <text:p text:style-name="P13"><text:span text:style-name="Strong_20_Emphasis">Details:</text:span> The repair patches are stored in accessible compartments throughout the submarine, allowing for quick and effective sealing of any breaches to maintain structural integrity and prevent flooding.</text:p>
        </text:list-item>
      </text:list>
      <text:h text:style-name="Heading_20_3" text:outline-level="3">How This Works</text:h>
      <text:p text:style-name="Text_20_body">The <text:span text:style-name="Strong_20_Emphasis">Abyssus</text:span> submarine’s systems and repair processes are designed with a balance of advanced technology and user-friendly interfaces. This ensures that even under extreme stress and in life-threatening situations, the crew can perform necessary repairs efficiently. The combination of button-press sequences, manual overrides, puzzle-based interfaces, and easily applied materials reflects a thoughtful approach to maintaining functionality and safety in the unpredictable and hazardous environment of deep-sea explor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4T21:03:26.489000000</meta:creation-date>
    <dc:date>2024-07-04T21:29:06.107000000</dc:date>
    <meta:editing-duration>PT25M39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0" meta:word-count="551" meta:character-count="3594" meta:non-whitespace-character-count="3092"/>
  </office:meta>
</office:document-meta>
</file>